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1" style:family="text">
      <style:text-properties fo:language="zh" fo:country="CN"/>
    </style:style>
    <style:style style:name="T2" style:family="text">
      <style:text-properties style:language-asian="zh" style:country-asian="C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result_box"/><text:span text:style-name="T2">传统上，病理学家的任务是通过肉眼检查肿瘤样本来评估肿瘤纯度和倍性。基因组技术在过去十年的发展为从计算机推断肿瘤纯度和来自基因组数据的倍性打开了大门。最近，肿瘤正常对测序在研究人员对癌症基因组进行分析时获得了显着的推动力，因为其在仅有肿瘤的测序中提高了统计功效（</text:span><text:span text:style-name="T1">Garofalo</text:span><text:span text:style-name="T2">等，</text:span><text:span text:style-name="T1">2016; Mwenifumbo</text:span><text:span text:style-name="T2">和</text:span><text:span text:style-name="T1">Marra</text:span><text:span text:style-name="T2">，</text:span><text:span text:style-name="T1">2013</text:span><text:span text:style-name="T2">）。</text:span><text:span text:style-name="T1"><text:line-break/></text:span><text:span text:style-name="T2">癌症基因组图谱（</text:span><text:span text:style-name="T1">TCGA</text:span><text:span text:style-name="T2">）包含近千个由高覆盖率（</text:span><text:span text:style-name="T1">&gt; 30</text:span><text:span text:style-name="T2">？）全基因组测序（</text:span><text:span text:style-name="T1">WGS</text:span><text:span text:style-name="T2">）和另外一千个由低覆盖率（</text:span><text:span text:style-name="T1">6-8</text:span><text:span text:style-name="T2">？）</text:span><text:span text:style-name="T1">WGS </text:span><text:span text:style-name="T2">。大量的计算方法（</text:span><text:span text:style-name="T1">Andor</text:span><text:span text:style-name="T2">等，</text:span><text:span text:style-name="T1">2014; Carter</text:span><text:span text:style-name="T2">等，</text:span><text:span text:style-name="T1">2012; Gusnanto</text:span><text:span text:style-name="T2">等，</text:span><text:span text:style-name="T1">2012; Larson</text:span><text:span text:style-name="T2">和</text:span><text:span text:style-name="T1">Fridley</text:span><text:span text:style-name="T2">，</text:span><text:span text:style-name="T1">2013; Li</text:span><text:span text:style-name="T2">和</text:span><text:span text:style-name="T1">Xie</text:span><text:span text:style-name="T2">，</text:span><text:span text:style-name="T1">2014; Mayrhofer</text:span><text:span text:style-name="T2">等，</text:span><text:span text:style-name="T1">2013; Oesper</text:span><text:span text:style-name="T2">等， ，</text:span><text:span text:style-name="T1">2013; Su et al</text:span><text:span text:style-name="T2">。，</text:span><text:span text:style-name="T1">2012; Yu et al</text:span><text:span text:style-name="T2">。，</text:span><text:span text:style-name="T1">2014</text:span><text:span text:style-name="T2">）已被开发用于推断肿瘤正常对</text:span><text:span text:style-name="T1">WGS</text:span><text:span text:style-name="T2">数据的肿瘤纯度和倍性。</text:span><text:span text:style-name="T1"><text:line-break/></text:span><text:span text:style-name="T2">估计肿瘤纯度和倍性依赖于可以区分肿瘤细胞与肿瘤样品中正常细胞的统计信号。肿瘤</text:span><text:span text:style-name="T1">NGS</text:span><text:span text:style-name="T2">数据中的统计分化主要来自两种类型的遗传变异。一种类型的事件是体细胞拷贝数改变（</text:span><text:span text:style-name="T1">SCNA</text:span><text:span text:style-name="T2">）。比较肿瘤样品的</text:span><text:span text:style-name="T1">SCNA</text:span><text:span text:style-name="T2">位点与其匹配的正常样品的测序范围构成了统计学差异。第二种是单核苷酸变异体（</text:span><text:span text:style-name="T1">SNVs</text:span><text:span text:style-name="T2">）。比较肿瘤样品的</text:span><text:span text:style-name="T1">SNV</text:span><text:span text:style-name="T2">基因座的等位基因测序覆盖率与其匹配的正常样品的等位基因测序覆盖率构成第二统计学差异。根据这两类事件的覆盖率信息如何用于估计肿瘤纯度和倍性，现有的计算方法可以大致分为三类。第一类仅利用</text:span><text:span text:style-name="T1">SCNA</text:span><text:span text:style-name="T2">的覆盖范围信息（</text:span><text:span text:style-name="T1">Gusnanto</text:span><text:span text:style-name="T2">等，</text:span><text:span text:style-name="T1">2012; Oesper</text:span><text:span text:style-name="T2">等，</text:span><text:span text:style-name="T1">2013</text:span><text:span text:style-name="T2">）。第二类仅利用</text:span><text:span text:style-name="T1">SNV</text:span><text:span text:style-name="T2">的覆盖信息（</text:span><text:span text:style-name="T1">Larson</text:span><text:span text:style-name="T2">和</text:span><text:span text:style-name="T1">Fridley</text:span><text:span text:style-name="T2">，</text:span><text:span text:style-name="T1">2013; Su</text:span><text:span text:style-name="T2">等，</text:span><text:span text:style-name="T1">2012</text:span><text:span text:style-name="T2">）。第三类利用这两个信息（李和谢，</text:span><text:span text:style-name="T1">2014;</text:span><text:span text:style-name="T2">余等人，</text:span><text:span text:style-name="T1">2014</text:span><text:span text:style-name="T2">）。影响第一类和第二类方法的一个问题是可识别性问题，其中肿瘤纯度和肿瘤细胞倍性的不同组合可以同样很好地解释观察到的数据（</text:span><text:span text:style-name="T1">Carter</text:span><text:span text:style-name="T2">等，</text:span><text:span text:style-name="T1">2012; Oesper</text:span><text:span text:style-name="T2">等，</text:span><text:span text:style-name="T1">2013</text:span><text:span text:style-name="T2">）。对于仅利用</text:span><text:span text:style-name="T1">SCNA</text:span><text:span text:style-name="T2">的覆盖率信息的方法，（</text:span><text:span text:style-name="T1">30</text:span><text:span text:style-name="T2">％，</text:span><text:span text:style-name="T1">3</text:span><text:span text:style-name="T2">）肿瘤纯度</text:span><text:span text:style-name="T1">1/4 30</text:span><text:span text:style-name="T2">％和肿瘤细胞倍性</text:span><text:span text:style-name="T1">1/4 3</text:span><text:span text:style-name="T2">的组合可以解释该肿瘤样品的测序覆盖率同样好地解释为组合（</text:span><text:span text:style-name="T1">15</text:span><text:span text:style-name="T2">％，</text:span><text:span text:style-name="T1">4</text:span><text:span text:style-name="T2">）（和许多其他组合），因为根据方程</text:span><text:span text:style-name="T1">1</text:span><text:span text:style-name="T2">，这些组合导致相同的肿瘤样品倍性</text:span><text:span text:style-name="T1">1/4 2 / 2.3</text:span><text:span text:style-name="T2">。类似地，仅利用</text:span><text:span text:style-name="T1">SNV</text:span><text:span text:style-name="T2">的覆盖率信息的方法遭受相同问题</text:span><text:span text:style-name="T1">17</text:span><text:span text:style-name="T2">）。为了规避可识别性问题，这些方法做出明确或隐含的假设，有助于将候选人缩小到一个解决方案。例如，使用体细胞突变（一种</text:span><text:span text:style-name="T1">SNVs</text:span><text:span text:style-name="T2">）的</text:span><text:span text:style-name="T1">B</text:span><text:span text:style-name="T2">等位基因频率（</text:span><text:span text:style-name="T1">BAF</text:span><text:span text:style-name="T2">）来估计肿瘤纯度的方法</text:span><text:span text:style-name="T1">PurityEst</text:span><text:span text:style-name="T2">（</text:span><text:span text:style-name="T1">Su</text:span><text:span text:style-name="T2">等人，</text:span><text:span text:style-name="T1">2012</text:span><text:span text:style-name="T2">）有效地假定肿瘤细胞倍性等于</text:span><text:span text:style-name="T1">2.CNAnorm</text:span><text:span text:style-name="T2">（ </text:span><text:span text:style-name="T1">Gusnanto</text:span><text:span text:style-name="T2">等，</text:span><text:span text:style-name="T1">2012</text:span><text:span text:style-name="T2">）喜欢最接近二倍体的解决方案。 </text:span><text:span text:style-name="T1">ABSOLUTE</text:span><text:span text:style-name="T2">（</text:span><text:span text:style-name="T1">Carter et al</text:span><text:span text:style-name="T2">。，</text:span><text:span text:style-name="T1">2012</text:span><text:span text:style-name="T2">）除</text:span><text:span text:style-name="T1">SCNA</text:span><text:span text:style-name="T2">的覆盖率信息外，还包含核型数据。 </text:span><text:span text:style-name="T1">Oesper</text:span><text:span text:style-name="T2">等人（</text:span><text:span text:style-name="T1">2013</text:span><text:span text:style-name="T2">）将所有最优解或极限输出到具有克隆肿瘤群体的基线拷贝数的解决方案。</text:span><text:span text:style-name="T1"><text:line-break/></text:span><text:span text:style-name="T2">正如在基础代数中需要两个方程来解决双变量系统一样，通过结合</text:span><text:span text:style-name="T1">SCNA</text:span><text:span text:style-name="T2">和</text:span><text:span text:style-name="T1">SNV</text:span><text:span text:style-name="T2">的覆盖信息，第三类方法可以从根本上解决这个可识别性问题（</text:span><text:span text:style-name="T1">Favero</text:span><text:span text:style-name="T2">等，</text:span><text:span text:style-name="T1">2015; Li</text:span><text:span text:style-name="T2">和</text:span><text:span text:style-name="T1">Xie</text:span><text:span text:style-name="T2">，</text:span><text:span text:style-name="T1">2014; Yu</text:span><text:span text:style-name="T2">等，</text:span><text:span text:style-name="T1">2014</text:span><text:span text:style-name="T2">）。考虑到这些方法中的一些，即</text:span><text:span text:style-name="T1">MixClone</text:span><text:span text:style-name="T2">（</text:span><text:span text:style-name="T1">Favero</text:span><text:span text:style-name="T2">等，</text:span><text:span text:style-name="T1">2015</text:span><text:span text:style-name="T2">），甚至考虑肿瘤内异质性（</text:span><text:span text:style-name="T1">IRH</text:span><text:span text:style-name="T2">）（</text:span><text:span text:style-name="T1">Navin</text:span><text:span text:style-name="T2">等，</text:span><text:span text:style-name="T1">2011</text:span><text:span text:style-name="T2">）。正如通过与这些方法直接比较（图</text:span><text:span text:style-name="T1">4</text:span><text:span text:style-name="T2">和补充图</text:span><text:span text:style-name="T1">S5</text:span><text:span text:style-name="T2">）所证明的那样，</text:span><text:span text:style-name="T1">Accurity</text:span><text:span text:style-name="T2">与它们的精确性，稳健性和速度相区别。</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15:28:23.592120696</meta:creation-date>
    <dc:date>2018-03-29T15:28:37.926230761</dc:date>
    <meta:editing-duration>PT14S</meta:editing-duration>
    <meta:editing-cycles>1</meta:editing-cycles>
    <meta:generator>LibreOffice/5.1.6.2$Linux_X86_64 LibreOffice_project/10m0$Build-2</meta:generator>
    <meta:document-statistic meta:table-count="0" meta:image-count="0" meta:object-count="0" meta:page-count="1" meta:paragraph-count="1" meta:word-count="1122" meta:character-count="1490" meta:non-whitespace-character-count="1456"/>
  </office:meta>
</office:document-meta>
</file>